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ff43" officeooo:paragraph-rsid="0003ff43"/>
    </style:style>
    <style:style style:name="P2" style:family="paragraph" style:parent-style-name="Standard">
      <style:text-properties fo:font-size="13pt" officeooo:rsid="0003ff43" officeooo:paragraph-rsid="0003ff43" style:font-size-asian="13pt" style:font-size-complex="13pt"/>
    </style:style>
    <style:style style:name="P3" style:family="paragraph" style:parent-style-name="Standard">
      <style:text-properties fo:font-size="13pt" fo:font-weight="bold" officeooo:rsid="0003ff43" officeooo:paragraph-rsid="0003ff43" style:font-size-asian="13pt" style:font-weight-asian="bold" style:font-size-complex="13pt" style:font-weight-complex="bold"/>
    </style:style>
    <style:style style:name="P4" style:family="paragraph" style:parent-style-name="Standard">
      <style:text-properties fo:font-size="14pt" fo:font-weight="bold" officeooo:rsid="0003ff43" officeooo:paragraph-rsid="0003ff43" style:font-size-asian="14pt" style:font-weight-asian="bold" style:font-size-complex="14pt" style:font-weight-complex="bold"/>
    </style:style>
    <style:style style:name="P5" style:family="paragraph" style:parent-style-name="Standard">
      <style:text-properties officeooo:rsid="0003ff43" officeooo:paragraph-rsid="0003ff43"/>
    </style:style>
    <style:style style:name="P6" style:family="paragraph" style:parent-style-name="Standard">
      <style:text-properties officeooo:rsid="0003ff43" officeooo:paragraph-rsid="000510bc"/>
    </style:style>
    <style:style style:name="P7" style:family="paragraph" style:parent-style-name="Standard">
      <style:text-properties officeooo:rsid="000681cd" officeooo:paragraph-rsid="000681cd"/>
    </style:style>
    <style:style style:name="P8" style:family="paragraph" style:parent-style-name="Standard">
      <style:text-properties fo:font-size="13pt" fo:font-weight="bold" officeooo:rsid="000681cd" officeooo:paragraph-rsid="000681cd"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officeooo:rsid="000510bc"/>
    </style:style>
    <style:style style:name="T3" style:family="text">
      <style:text-properties officeooo:rsid="000681cd"/>
    </style:style>
    <style:style style:name="T4" style:family="text">
      <style:text-properties officeooo:rsid="00086c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Κεφάλαιο #1:</text:span><text:tab/><text:tab/>Εισαγωγή </text:p>
      <text:p text:style-name="P4"/>
      <text:p text:style-name="P3">1.1 Περιγραφή του Προβλήματος</text:p>
      <text:p text:style-name="P2"/>
      <text:p text:style-name="P1"><text:tab/>Κάθε δευτερόλεπτο στα δίκτυα κοινωνικής δικτύωσης(facebook,twitter,google+ κτλ.) αναρτούνται ή αλλιώς postάρονται εκατομμύρια μηνύματα γνωστά στο ευρύ κοινό ως posts από διάφορους χρήστες γύρω από ένα ή περισσότερα θέματα.Έτσι δημιουργούνται άπειρα posts από διάφορους χρήστες τα οποία ασχολούνται με μια τεράστια ποικιλία θεμάτων χωρίς να γνωρίζουμε κατά <text:s text:c="2"/>πόσο σχετικός ή όχι είναι ο κάθε χρήστης ως προς κάποιο θέμα. </text:p>
      <text:p text:style-name="P1"><text:tab/>Στην παρούσα διπλωματική εργασίας εστιάζουμε την προσοχή μας σε ένα δίκτυο κοινωνικής δικτύωσης,συγκεκριμένα στο twitter και στα άπειρα posts αλλιώς γνωστά ως tweets τα οποία αναρτούνται από μια όλο και αυξανόμενη ομάδα χρηστών,τους tweeterers γύρω από ένα ή περισσότερα θέματα τα οποία απασχολούν συνήθως την επικαιρότητα(trending topics).</text:p>
      <text:p text:style-name="P6"><text:tab/><text:span text:style-name="T2">Στόχος μας είναι από το σύνολο των tweets τα οποία έχουν αναρτηθεί στο twitter,να 'τραβήξουμε' ένα υποσύνολο των tweets εκείνων τα οποία ασχολούνται με μια σειρά θεμάτων και στην συνέχεια να πετύχουμε μια κατάταξη(ένα ranking) των χρηστών (tweeterers) εκείνων που postάραν τα tweets εκείνα που ανήκουν στο υποσύνολο των tweets ως προς το πόσο σχετικός είναι ο κάθε συγγραφέας ως προς κάποιο θέμα.Προκειμένου να πετύχουμε κάτι <text:s/>τέτοιο εφαρμόζουμε διάφορους μεθόδους και αλγορίθμους εξόρυξης δεδομένων μιας και θέλουμε από ένα συγκεκριμένο αριθμό χρηστών να βρούμε σε πρώτο στάδιο το σύνολο των tweets που έχει αναρτήσει ο κάθε χρήστης (tweeterer) και έπειτα να υπολογίσουμε μια σειρά από μετρικές.Στην συνέχεια θέλουμε να χρησιμοποιήσουμε τις συγκεκριμένες μετρικές σε διάφορους αλγορίθμους εξόρυξης δεδομένων(data mining) ώστε να εξαγάγουμε κάποιο αποτέλεσμα,συγκεκριμένα εδώ,μια κατάταξη των χρηστών,tweeterers.</text:span></text:p>
      <text:p text:style-name="P6"><text:span text:style-name="T2"><text:tab/>Κατά καιρούς έχουν χρησιμοποιηθεί διάφοροι αλγόριθμοι εξόρυξης δεδομένων προκειμένου να γίνει μια έγκυρη κατάταξη ως προς το κατά πόσο σχετικοι (ή εμπειρογνώμωνες,authoritative) <text:s/>είναι ένα σύνολο χρηστών ως προς κάποιο θέμα για το οποίο έχουν postάρει ένα ή περισσότερα tweets. Στην <text:s/>παρούσα διπλωματική εργασία,θα εστίασουμε την προσοχή μας στους εξής δύο αλορίθμους εξόρυξης δεδομένων:</text:span></text:p>
      <text:p text:style-name="P6"><text:tab/><text:tab/><text:tab/><text:span text:style-name="T3">Ι.Gaussian Mixture Model</text:span></text:p>
      <text:p text:style-name="P6"><text:tab/><text:tab/><text:tab/><text:span text:style-name="T3">II.Fusion Lists </text:span></text:p>
      <text:p text:style-name="P7">όπου στα επόμενα κεφάλαια θα επικεντρωθούμε την προσοχή μας και θα αναλύσουμε τους συγκεκριμένους αλγορίθμους. </text:p>
      <text:p text:style-name="P7"/>
      <text:p text:style-name="P7"/>
      <text:p text:style-name="P8">1.2<text:tab/>Στόχοι</text:p>
      <text:p text:style-name="P8"/>
      <text:p text:style-name="P7"><text:tab/>Οι στόχοι της παρούσας διπλωματικής εργασίας είναι οι ακόλουθοι:</text:p>
      <text:p text:style-name="P7"/>
      <text:p text:style-name="P7">Ι.<text:tab/>Με την χρήση μερικών αλγόριθμων εξόρυξης δεδομένων,συγκεκριμένα με τους δύο αλγορίθμους που αναφέραμε προηγουμένως να προσδιορίσουμε μια κατάταξη της αυθεντίας μιας ομάδας χρηστών του twitter χρησιμοποιώντας τα tweets που έχουν postάρει ως προς κάποιο/α θέμα/θέματα τα οποία κατά προτίμηση απασχολούν την επικαιρότητα(trending topics) και για τα οποία θέματα οι συγκεκριμένοι χρήστες έχουν αναρτήσει ένα ή περισσότερα tweets. </text:p>
      <text:p text:style-name="P7"/>
      <text:p text:style-name="P7">II.<text:tab/>H υλοποιήση και η αξιολόγηση των <text:s/>αλγορίθμων εξόρυξης δεδομένων που χρησιμοποιούμε προκειμένου να γίνει μια κατάταξη ως προς το πόσο authoritative μιας ομάδας χρηστών του twitter χρησιμοποιώντας τα tweets τους ως προς κάποιο/α θέμα/θέματα που απασχολεί/ουν την επικαιρότητα <text:soft-page-break/>σε ένα περιβάλλον το οποίο υλοποιεί real-time data processing,συγκεκριμένα εδώ <text:span text:style-name="T4">χρησιμοποιούμε το storm.</text:span></text:p>
      <text:p text:style-name="P7"><text:tab/></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5T19:58:32.276801132</meta:creation-date>
    <dc:date>2015-05-26T03:25:37.489519279</dc:date>
    <meta:editing-duration>PT5M38S</meta:editing-duration>
    <meta:editing-cycles>4</meta:editing-cycles>
    <meta:generator>LibreOffice/4.2.6.3$Linux_X86_64 LibreOffice_project/420m0$Build-3</meta:generator>
    <meta:document-statistic meta:table-count="0" meta:image-count="0" meta:object-count="0" meta:page-count="2" meta:paragraph-count="15" meta:word-count="434" meta:character-count="3159" meta:non-whitespace-character-count="2713"/>
  </office:meta>
</office:document-meta>
</file>